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vie numbe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float" office:value="6.8" calcext:value-type="float">
            <text:p>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6T13:18:17.560841950</meta:creation-date>
    <dc:date>2020-03-06T13:19:16.747867217</dc:date>
    <meta:editing-duration>PT59S</meta:editing-duration>
    <meta:editing-cycles>1</meta:editing-cycles>
    <meta:document-statistic meta:table-count="1" meta:cell-count="123" meta:object-count="0"/>
    <meta:generator>LibreOffice/6.3.4.2$Linux_X86_64 LibreOffice_project/30$Build-2</meta:generator>
  </office:meta>
</office:document-meta>
</file>